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d15d" officeooo:paragraph-rsid="0024cc3a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officeooo:rsid="000bd15d" officeooo:paragraph-rsid="000bd15d"/>
    </style:style>
    <style:style style:name="P3" style:family="paragraph" style:parent-style-name="Standard">
      <style:paragraph-properties fo:text-align="center" style:justify-single-word="false"/>
      <style:text-properties fo:font-size="16pt" officeooo:rsid="000bd15d" officeooo:paragraph-rsid="00266db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bd15d" officeooo:paragraph-rsid="000bd15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bd15d" officeooo:paragraph-rsid="0013c140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bd15d" officeooo:paragraph-rsid="00266370" style:font-size-asian="16pt" style:font-size-complex="16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officeooo:rsid="000bd15d" officeooo:paragraph-rsid="00266db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ffa94"/>
    </style:style>
    <style:style style:name="T3" style:family="text">
      <style:text-properties officeooo:rsid="001b34ea"/>
    </style:style>
    <style:style style:name="T4" style:family="text">
      <style:text-properties officeooo:rsid="00222d07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gr1" style:family="graphic">
      <style:graphic-properties svg:stroke-color="#000000" draw:fill="none" draw:textarea-vertical-align="middle" draw:auto-grow-height="false" fo:min-height="4.658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Pelo Sangue</text:span><text:tab/><text:tab/>Renascer Praise <text:tab/><text:tab/>[ 6 ]</text:p>
      <text:p text:style-name="P3">O sacrifício vivo se entregou por mim</text:p>
      <text:p text:style-name="P3">Com armas de amor Ele lutou até o fim</text:p>
      <text:p text:style-name="P4">Vestido de silêncio, O semblante era de dor</text:p>
      <text:p text:style-name="P4">A todos que o feriu lá no calvário perd<text:span text:style-name="T3">o</text:span>o<text:span text:style-name="T2">u</text:span></text:p>
      <text:p text:style-name="P4">Subiu naquela cruz sem nada reclamar</text:p>
      <text:p text:style-name="P4">Cordeiro imaculado que sofreu por me amar</text:p>
      <text:p text:style-name="P4"/>
      <text:p text:style-name="P4">E a minha vida foi lavada pelo sangue de Jesus</text:p>
      <text:p text:style-name="P4">Minha história dividiu, Antes e depois</text:p>
      <text:p text:style-name="P4">Pelo sangue, Pelo sangue de Jesus</text:p>
      <text:p text:style-name="P4"><draw:custom-shape text:anchor-type="paragraph" draw:z-index="0" draw:style-name="gr1" draw:text-style-name="P8" svg:width="0.292cm" svg:height="4.657cm" svg:x="12.922cm" svg:y="0.62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*** Fui salvo pelo sangue, Fui curado pelo sangue</text:p>
      <text:p text:style-name="P5"><draw:frame text:anchor-type="paragraph" draw:z-index="1" draw:style-name="gr2" draw:text-style-name="P10" svg:width="0.477cm" svg:height="2.594cm" svg:x="13.478cm" svg:y="0.236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Fui liberto pelo sangue, Fui comprado pelo sangue</text:p>
      <text:p text:style-name="P4"/>
      <text:p text:style-name="P4">O sangue de Jesus, Que me leva até o céu</text:p>
      <text:p text:style-name="P4">O sangue de Jesus, Vermelho, forte e fiel</text:p>
      <text:p text:style-name="P4">Suportou a cruz a preço de sangue, Por amor</text:p>
      <text:p text:style-name="P4">Precioso sangue de Jesus</text:p>
      <text:p text:style-name="P4"/>
      <text:p text:style-name="P3">O sacrifício vivo eu quero ser pra Deus</text:p>
      <text:p text:style-name="P3">Tão puro e agradável como Cristo ofereceu</text:p>
      <text:p text:style-name="P4">Com a Sua verdade, vou me comprometer</text:p>
      <text:p text:style-name="P4">E ser exemplo vivo de Sua graça e poder</text:p>
      <text:p text:style-name="P4"/>
      <text:p text:style-name="P4">Amar como a mim mesmo a quem me odiar</text:p>
      <text:p text:style-name="P4">Usar as minhas mãos pra outras mãos abençoar</text:p>
      <text:p text:style-name="P4">E já não vivo eu, Mas agora Jesus Cristo vive em mim</text:p>
      <text:p text:style-name="P4">O meu passado apagou, Tudo perdo<text:span text:style-name="T4">o</text:span>u pelo sangue</text:p>
      <text:p text:style-name="P6">Pelo sangue de Jesus</text:p>
      <text:p text:style-name="P7"><text:span text:style-name="T6">Pelo Sangue</text:span><text:tab/><text:tab/>Renascer Praise <text:tab/><text:tab/>[ 6 ]</text:p>
      <text:p text:style-name="P3">O sacrifício vivo se entregou por mim</text:p>
      <text:p text:style-name="P3">Com armas de amor Ele lutou até o fim</text:p>
      <text:p text:style-name="P3">Vestido de silêncio, O semblante era de dor</text:p>
      <text:p text:style-name="P3">A todos que o feriu lá no calvário perd<text:span text:style-name="T3">o</text:span>o<text:span text:style-name="T2">u</text:span></text:p>
      <text:p text:style-name="P3">Subiu naquela cruz sem nada reclamar</text:p>
      <text:p text:style-name="P3">Cordeiro imaculado que sofreu por me amar</text:p>
      <text:p text:style-name="P3"/>
      <text:p text:style-name="P3">E a minha vida foi lavada pelo sangue de Jesus</text:p>
      <text:p text:style-name="P3">Minha história dividiu, Antes e depois</text:p>
      <text:p text:style-name="P3">Pelo sangue, Pelo sangue de Jesus</text:p>
      <text:p text:style-name="P3"><draw:custom-shape text:anchor-type="paragraph" draw:z-index="2" draw:style-name="gr1" draw:text-style-name="P8" svg:width="0.292cm" svg:height="4.657cm" svg:x="12.922cm" svg:y="0.62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*** Fui salvo pelo sangue, Fui curado pelo sangue</text:p>
      <text:p text:style-name="P3"><draw:frame text:anchor-type="paragraph" draw:z-index="3" draw:style-name="gr2" draw:text-style-name="P10" svg:width="0.477cm" svg:height="2.594cm" svg:x="13.478cm" svg:y="0.236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Fui liberto pelo sangue, Fui comprado pelo sangue</text:p>
      <text:p text:style-name="P3"/>
      <text:p text:style-name="P3">O sangue de Jesus, Que me leva até o céu</text:p>
      <text:p text:style-name="P3">O sangue de Jesus, Vermelho, forte e fiel</text:p>
      <text:p text:style-name="P3">Suportou a cruz a preço de sangue, Por amor</text:p>
      <text:p text:style-name="P3">Precioso sangue de Jesus</text:p>
      <text:p text:style-name="P3"/>
      <text:p text:style-name="P3">O sacrifício vivo eu quero ser pra Deus</text:p>
      <text:p text:style-name="P3">Tão puro e agradável como Cristo ofereceu</text:p>
      <text:p text:style-name="P3">Com a Sua verdade, vou me comprometer</text:p>
      <text:p text:style-name="P3">E ser exemplo vivo de Sua graça e poder</text:p>
      <text:p text:style-name="P3"/>
      <text:p text:style-name="P3">Amar como a mim mesmo a quem me odiar</text:p>
      <text:p text:style-name="P3">Usar as minhas mãos pra outras mãos abençoar</text:p>
      <text:p text:style-name="P3">E já não vivo eu, Mas agora Jesus Cristo vive em mim</text:p>
      <text:p text:style-name="P3">O meu passado apagou, Tudo perdo<text:span text:style-name="T4">o</text:span>u pelo sangue</text:p>
      <text:p text:style-name="P3">Pelo sangue de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5:04:44.106394289</dc:date>
    <meta:editing-cycles>30</meta:editing-cycles>
    <meta:editing-duration>PT1H25M18S</meta:editing-duration>
    <meta:generator>LibreOffice/5.2.7.2$Linux_X86_64 LibreOffice_project/20m0$Build-2</meta:generator>
    <meta:document-statistic meta:table-count="0" meta:image-count="0" meta:object-count="0" meta:page-count="1" meta:paragraph-count="50" meta:word-count="390" meta:character-count="1980" meta:non-whitespace-character-count="1634"/>
  </office:meta>
</office:document-meta>
</file>